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9900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9" table:number-columns-repeated="2"/>
          <table:table-cell table:number-columns-repeated="2"/>
          <table:table-cell table:style-name="ce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7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1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4" table:number-columns-repeated="18"/>
          <table:table-cell table:style-name="ce1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6" calcext:value-type="float">
            <text:p>18.6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88-131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88-131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8.52" calcext:value-type="float">
            <text:p>18.52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owest error (very poor fit)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float" office:value="18.5" calcext:value-type="float">
            <text:p>18.5</text:p>
          </table:table-cell>
          <table:table-cell office:value-type="float" office:value="6.9" calcext:value-type="float">
            <text:p>6.9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8.44" calcext:value-type="float">
            <text:p>18.4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88-131</text:p>
          </table:table-cell>
          <table:table-cell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42" calcext:value-type="float">
            <text:p>18.4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H88-131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4" table:number-columns-repeated="18"/>
          <table:table-cell table:style-name="ce11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2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2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0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2" table:number-columns-repeated="100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4:02:36.3607179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09-29T14:07:42.463235581</dc:date>
    <meta:editing-duration>P1DT1H53M1S</meta:editing-duration>
    <meta:editing-cycles>30</meta:editing-cycles>
    <meta:generator>LibreOffice/5.0.2.2$Linux_X86_64 LibreOffice_project/00m0$Build-2</meta:generator>
    <meta:document-statistic meta:table-count="1" meta:cell-count="793" meta:object-count="0"/>
  </office:meta>
</office:document-meta>
</file>